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Noto Sans Mono" svg:font-family="&quot;Noto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Noto Sans Mono" style:font-name-asian="Noto Sans Mono" style:font-name-complex="Noto Sans Mono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Noto Sans Mono" style:font-name-asian="Noto Sans Mono" style:font-name-complex="Noto Sans Mono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Noto Sans Mono" style:font-name-asian="Noto Sans Mono" style:font-name-complex="Noto Sans Mono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2" table:default-cell-style-name="ce4"/>
        <table:table-column table:style-name="co6" table:default-cell-style-name="ce5"/>
        <table:table-row table:style-name="ro1">
          <table:table-cell office:value-type="string" table:style-name="ce2">
            <text:p>Object Type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neg y2</text:p>
          </table:table-cell>
          <table:table-cell office:value-type="string" table:style-name="ce4">
            <text:p>delta x</text:p>
          </table:table-cell>
          <table:table-cell office:value-type="string" table:style-name="ce4">
            <text:p>delta y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Beam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6" table:style-name="ce4">
            <text:p>15.6</text:p>
          </table:table-cell>
          <table:table-cell office:value-type="float" office:value="-0.8" table:style-name="ce4">
            <text:p>-0.8</text:p>
          </table:table-cell>
          <table:table-cell office:value-type="float" office:value="0.8" table:formula="of:=-[.F2]" table:style-name="ce5">
            <text:p>0.8</text:p>
          </table:table-cell>
          <table:table-cell table:number-columns-repeated="16376" table:style-name="ce4"/>
          <table:table-cell/>
        </table:table-row>
        <table:table-row table:style-name="ro2">
          <table:table-cell office:value-type="string" table:style-name="ce4">
            <text:p>SingleRay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5.99" table:style-name="ce4">
            <text:p>15.99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-[.F3]" table:style-name="ce5">
            <text:p>0</text:p>
          </table:table-cell>
          <table:table-cell table:number-columns-repeated="16376" table:style-name="ce4"/>
          <table:table-cell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9.4" table:style-name="ce6">
            <text:p>9.4</text:p>
          </table:table-cell>
          <table:table-cell office:value-type="float" office:value="1.2989999999999999" table:style-name="ce6">
            <text:p>1.299</text:p>
          </table:table-cell>
          <table:table-cell office:value-type="float" office:value="-1.2989999999999999" table:formula="of:=-[.C4]" table:style-name="ce4">
            <text:p>-1.299</text:p>
          </table:table-cell>
          <table:table-cell office:value-type="float" office:value="9.1679999999999993" table:style-name="ce6">
            <text:p>9.168</text:p>
          </table:table-cell>
          <table:table-cell office:value-type="float" office:value="9.827" table:style-name="ce6">
            <text:p>9.827</text:p>
          </table:table-cell>
          <table:table-cell office:value-type="float" office:value="-9.827" table:formula="of:=-[.F4]" table:style-name="ce5">
            <text:p>-9.827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17.471" table:style-name="ce6">
            <text:p>17.471</text:p>
          </table:table-cell>
          <table:table-cell office:value-type="float" office:value="9.657" table:style-name="ce6">
            <text:p>9.657</text:p>
          </table:table-cell>
          <table:table-cell office:value-type="float" office:value="-9.657" table:formula="of:=-[.C5]" table:style-name="ce4">
            <text:p>-9.657</text:p>
          </table:table-cell>
          <table:table-cell office:value-type="float" office:value="13.365" table:style-name="ce6">
            <text:p>13.365</text:p>
          </table:table-cell>
          <table:table-cell office:value-type="float" office:value="2.3769999999999998" table:style-name="ce6">
            <text:p>2.377</text:p>
          </table:table-cell>
          <table:table-cell office:value-type="float" office:value="-2.3769999999999998" table:formula="of:=-[.F5]" table:style-name="ce5">
            <text:p>-2.377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16.116" table:style-name="ce6">
            <text:p>16.116</text:p>
          </table:table-cell>
          <table:table-cell office:value-type="float" office:value="12.714" table:style-name="ce6">
            <text:p>12.714</text:p>
          </table:table-cell>
          <table:table-cell office:value-type="float" office:value="-12.714" table:formula="of:=-[.C6]" table:style-name="ce4">
            <text:p>-12.714</text:p>
          </table:table-cell>
          <table:table-cell office:value-type="float" office:value="11.877000000000001" table:style-name="ce6">
            <text:p>11.877</text:p>
          </table:table-cell>
          <table:table-cell office:value-type="float" office:value="17.957000000000001" table:style-name="ce6">
            <text:p>17.957</text:p>
          </table:table-cell>
          <table:table-cell office:value-type="float" office:value="-17.957000000000001" table:formula="of:=-[.F6]" table:style-name="ce5">
            <text:p>-17.957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4</text:p>
          </table:table-cell>
          <table:table-cell office:value-type="float" office:value="6.423" table:style-name="ce6">
            <text:p>6.423</text:p>
          </table:table-cell>
          <table:table-cell office:value-type="float" office:value="13.901999999999999" table:style-name="ce6">
            <text:p>13.902</text:p>
          </table:table-cell>
          <table:table-cell office:value-type="float" office:value="-13.901999999999999" table:formula="of:=-[.C7]" table:style-name="ce4">
            <text:p>-13.902</text:p>
          </table:table-cell>
          <table:table-cell office:value-type="float" office:value="6.1879999999999997" table:style-name="ce6">
            <text:p>6.188</text:p>
          </table:table-cell>
          <table:table-cell office:value-type="float" office:value="15.872" table:style-name="ce6">
            <text:p>15.872</text:p>
          </table:table-cell>
          <table:table-cell office:value-type="float" office:value="-15.872" table:formula="of:=-[.F7]" table:style-name="ce5">
            <text:p>-15.872</text:p>
          </table:table-cell>
          <table:table-cell office:value-type="float" office:value="-0.23500000000000032" table:formula="of:=[.E7]-[.B7]" table:style-name="ce4">
            <text:p>-0.235</text:p>
          </table:table-cell>
          <table:table-cell office:value-type="float" office:value="-1.9700000000000006" table:formula="of:=[.G7]-[.D7]" table:style-name="ce4">
            <text:p>-1.97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5</text:p>
          </table:table-cell>
          <table:table-cell office:value-type="float" office:value="4.2830000000000004" table:style-name="ce6">
            <text:p>4.283</text:p>
          </table:table-cell>
          <table:table-cell office:value-type="float" office:value="18.283999999999999" table:style-name="ce6">
            <text:p>18.284</text:p>
          </table:table-cell>
          <table:table-cell office:value-type="float" office:value="-18.283999999999999" table:formula="of:=-[.C8]" table:style-name="ce4">
            <text:p>-18.284</text:p>
          </table:table-cell>
          <table:table-cell office:value-type="float" office:value="4.6120000000000001" table:style-name="ce6">
            <text:p>4.612</text:p>
          </table:table-cell>
          <table:table-cell office:value-type="float" office:value="16.059999999999999" table:style-name="ce6">
            <text:p>16.06</text:p>
          </table:table-cell>
          <table:table-cell office:value-type="float" office:value="-16.059999999999999" table:formula="of:=-[.F8]" table:style-name="ce5">
            <text:p>-16.06</text:p>
          </table:table-cell>
          <table:table-cell office:value-type="float" office:value="0.32899999999999974" table:formula="of:=[.E8]-[.B8]" table:style-name="ce4">
            <text:p>0.329</text:p>
          </table:table-cell>
          <table:table-cell office:value-type="float" office:value="2.2240000000000002" table:formula="of:=[.G8]-[.D8]" table:style-name="ce4">
            <text:p>2.224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6</text:p>
          </table:table-cell>
          <table:table-cell office:value-type="float" office:value="12.16" table:style-name="ce6">
            <text:p>12.16</text:p>
          </table:table-cell>
          <table:table-cell office:value-type="float" office:value="21.259" table:style-name="ce6">
            <text:p>21.259</text:p>
          </table:table-cell>
          <table:table-cell office:value-type="float" office:value="-21.259" table:formula="of:=-[.C9]" table:style-name="ce4">
            <text:p>-21.259</text:p>
          </table:table-cell>
          <table:table-cell office:value-type="float" office:value="10.696" table:style-name="ce6">
            <text:p>10.696</text:p>
          </table:table-cell>
          <table:table-cell office:value-type="float" office:value="19.347000000000001" table:style-name="ce6">
            <text:p>19.347</text:p>
          </table:table-cell>
          <table:table-cell office:value-type="float" office:value="-19.347000000000001" table:formula="of:=-[.F9]" table:style-name="ce5">
            <text:p>-19.347</text:p>
          </table:table-cell>
          <table:table-cell office:value-type="float" office:value="-1.4640000000000004" table:formula="of:=[.E9]-[.B9]" table:style-name="ce4">
            <text:p>-1.464</text:p>
          </table:table-cell>
          <table:table-cell office:value-type="float" office:value="1.911999999999999" table:formula="of:=[.G9]-[.D9]" table:style-name="ce4">
            <text:p>1.912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7</text:p>
          </table:table-cell>
          <table:table-cell office:value-type="float" office:value="19.225000000000001" table:style-name="ce6">
            <text:p>19.225</text:p>
          </table:table-cell>
          <table:table-cell office:value-type="float" office:value="21.841999999999999" table:style-name="ce6">
            <text:p>21.842</text:p>
          </table:table-cell>
          <table:table-cell office:value-type="float" office:value="-21.841999999999999" table:formula="of:=-[.C10]" table:style-name="ce4">
            <text:p>-21.842</text:p>
          </table:table-cell>
          <table:table-cell office:value-type="float" office:value="19.635999999999999" table:style-name="ce6">
            <text:p>19.636</text:p>
          </table:table-cell>
          <table:table-cell office:value-type="float" office:value="23.274000000000001" table:style-name="ce6">
            <text:p>23.274</text:p>
          </table:table-cell>
          <table:table-cell office:value-type="float" office:value="-23.274000000000001" table:formula="of:=-[.F10]" table:style-name="ce5">
            <text:p>-23.274</text:p>
          </table:table-cell>
          <table:table-cell office:value-type="float" office:value="0.41099999999999781" table:formula="of:=[.E10]-[.B10]" table:style-name="ce4">
            <text:p>0.411</text:p>
          </table:table-cell>
          <table:table-cell office:value-type="float" office:value="-1.4320000000000022" table:formula="of:=[.G10]-[.D10]" table:style-name="ce4">
            <text:p>-1.432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8</text:p>
          </table:table-cell>
          <table:table-cell office:value-type="float" office:value="13.571999999999999" table:style-name="ce6">
            <text:p>13.572</text:p>
          </table:table-cell>
          <table:table-cell office:value-type="float" office:value="26.65" table:style-name="ce6">
            <text:p>26.65</text:p>
          </table:table-cell>
          <table:table-cell office:value-type="float" office:value="-26.65" table:formula="of:=-[.C11]" table:style-name="ce4">
            <text:p>-26.65</text:p>
          </table:table-cell>
          <table:table-cell office:value-type="float" office:value="13.705" table:style-name="ce6">
            <text:p>13.705</text:p>
          </table:table-cell>
          <table:table-cell office:value-type="float" office:value="29.047999999999998" table:style-name="ce6">
            <text:p>29.048</text:p>
          </table:table-cell>
          <table:table-cell office:value-type="float" office:value="-29.047999999999998" table:formula="of:=-[.F11]" table:style-name="ce5">
            <text:p>-29.048</text:p>
          </table:table-cell>
          <table:table-cell office:value-type="float" office:value="0.1330000000000009" table:formula="of:=[.E11]-[.B11]" table:style-name="ce4">
            <text:p>0.133</text:p>
          </table:table-cell>
          <table:table-cell office:value-type="float" office:value="-2.3979999999999997" table:formula="of:=[.G11]-[.D11]" table:style-name="ce4">
            <text:p>-2.398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9</text:p>
          </table:table-cell>
          <table:table-cell office:value-type="float" office:value="10.411" table:style-name="ce6">
            <text:p>10.411</text:p>
          </table:table-cell>
          <table:table-cell office:value-type="float" office:value="32.423000000000002" table:style-name="ce6">
            <text:p>32.423</text:p>
          </table:table-cell>
          <table:table-cell office:value-type="float" office:value="-32.423000000000002" table:formula="of:=-[.C12]" table:style-name="ce4">
            <text:p>-32.423</text:p>
          </table:table-cell>
          <table:table-cell office:value-type="float" office:value="14.41" table:style-name="ce6">
            <text:p>14.41</text:p>
          </table:table-cell>
          <table:table-cell office:value-type="float" office:value="31.341999999999999" table:style-name="ce6">
            <text:p>31.342</text:p>
          </table:table-cell>
          <table:table-cell office:value-type="float" office:value="-31.341999999999999" table:formula="of:=-[.F12]" table:style-name="ce5">
            <text:p>-31.342</text:p>
          </table:table-cell>
          <table:table-cell office:value-type="float" office:value="3.9990000000000006" table:formula="of:=[.E12]-[.B12]" table:style-name="ce4">
            <text:p>3.999</text:p>
          </table:table-cell>
          <table:table-cell office:value-type="float" office:value="1.0810000000000031" table:formula="of:=[.G12]-[.D12]" table:style-name="ce4">
            <text:p>1.081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5.36" table:style-name="ce6">
            <text:p>5.36</text:p>
          </table:table-cell>
          <table:table-cell office:value-type="float" office:value="25.73" table:style-name="ce6">
            <text:p>25.73</text:p>
          </table:table-cell>
          <table:table-cell office:value-type="float" office:value="-25.73" table:formula="of:=-[.C13]" table:style-name="ce4">
            <text:p>-25.73</text:p>
          </table:table-cell>
          <table:table-cell office:value-type="float" office:value="-0.35299999999999998" table:style-name="ce6">
            <text:p>-0.353</text:p>
          </table:table-cell>
          <table:table-cell office:value-type="float" office:value="24.242999999999999" table:style-name="ce6">
            <text:p>24.243</text:p>
          </table:table-cell>
          <table:table-cell office:value-type="float" office:value="-24.242999999999999" table:formula="of:=-[.F13]" table:style-name="ce5">
            <text:p>-24.243</text:p>
          </table:table-cell>
          <table:table-cell office:value-type="float" office:value="-5.7130000000000001" table:formula="of:=[.E13]-[.B13]" table:style-name="ce4">
            <text:p>-5.713</text:p>
          </table:table-cell>
          <table:table-cell office:value-type="float" office:value="1.4870000000000019" table:formula="of:=[.G13]-[.D13]" table:style-name="ce4">
            <text:p>1.487</text:p>
          </table:table-cell>
          <table:table-cell table:number-columns-repeated="16374" table:style-name="ce4"/>
          <table:table-cell/>
        </table:table-row>
        <table:table-row table:style-name="ro2">
          <table:table-cell office:value-type="string" table:style-name="ce4">
            <text:p>Mirror 11</text:p>
          </table:table-cell>
          <table:table-cell office:value-type="float" office:value="12.986000000000001" table:style-name="ce6">
            <text:p>12.986</text:p>
          </table:table-cell>
          <table:table-cell office:value-type="float" office:value="30.643999999999998" table:style-name="ce6">
            <text:p>30.644</text:p>
          </table:table-cell>
          <table:table-cell office:value-type="float" office:value="-30.643999999999998" table:formula="of:=-[.C14]" table:style-name="ce4">
            <text:p>-30.644</text:p>
          </table:table-cell>
          <table:table-cell office:value-type="float" office:value="14.138" table:style-name="ce6">
            <text:p>14.138</text:p>
          </table:table-cell>
          <table:table-cell office:value-type="float" office:value="30.082999999999998" table:style-name="ce6">
            <text:p>30.083</text:p>
          </table:table-cell>
          <table:table-cell office:value-type="float" office:value="-30.082999999999998" table:formula="of:=-[.F14]" table:style-name="ce5">
            <text:p>-30.083</text:p>
          </table:table-cell>
          <table:table-cell office:value-type="float" office:value="1.1519999999999992" table:formula="of:=[.E14]-[.B14]" table:style-name="ce4">
            <text:p>1.152</text:p>
          </table:table-cell>
          <table:table-cell office:value-type="float" office:value="0.56099999999999994" table:formula="of:=[.G14]-[.D14]" table:style-name="ce4">
            <text:p>0.561</text:p>
          </table:table-cell>
          <table:table-cell table:number-columns-repeated="16374" table:style-name="ce4"/>
          <table:table-cell/>
        </table:table-row>
        <table:table-row table:style-name="ro2">
          <table:table-cell table:number-columns-repeated="19" table:style-name="ce5"/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">
            <text:p>Beams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office:value-type="string" table:style-name="ce3">
            <text:p>neg y2</text:p>
          </table:table-cell>
          <table:table-cell table:number-columns-repeated="16376" table:style-name="ce4"/>
          <table:table-cell/>
        </table:table-row>
        <table:table-row table:style-name="ro2">
          <table:table-cell office:value-type="string" table:style-name="ce4">
            <text:p>Beam 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.3726699999999994" table:style-name="ce4">
            <text:p>9.37267</text:p>
          </table:table-cell>
          <table:table-cell office:value-type="float" office:value="-2.313666" table:style-name="ce4">
            <text:p>-2.313666</text:p>
          </table:table-cell>
          <table:table-cell table:style-name="ce4"/>
          <table:table-cell table:style-name="ce5"/>
          <table:table-cell table:number-columns-repeated="16375" table:style-name="ce4"/>
          <table:table-cell/>
        </table:table-row>
        <table:table-row table:style-name="ro2">
          <table:table-cell office:value-type="string" table:style-name="ce4">
            <text:p>Beam 2</text:p>
          </table:table-cell>
          <table:table-cell office:value-type="float" office:value="9.3726699999999994" table:formula="of:=[.E18]" table:style-name="ce4">
            <text:p>9.37267</text:p>
          </table:table-cell>
          <table:table-cell office:value-type="float" office:value="-2.313666" table:formula="of:=[.F18]" table:style-name="ce4">
            <text:p>-2.313666</text:p>
          </table:table-cell>
          <table:table-cell table:style-name="ce4"/>
          <table:table-cell office:value-type="float" office:value="15.193479999999999" table:style-name="ce4">
            <text:p>15.19348</text:p>
          </table:table-cell>
          <table:table-cell office:value-type="float" office:value="-5.6276200000000003" table:style-name="ce5">
            <text:p>-5.62762</text:p>
          </table:table-cell>
          <table:table-cell table:style-name="ce4"/>
          <table:table-cell table:style-name="ce5"/>
          <table:table-cell table:number-columns-repeated="16375" table:style-name="ce4"/>
          <table:table-cell/>
        </table:table-row>
        <table:table-row table:style-name="ro2">
          <table:table-cell office:value-type="string" table:style-name="ce4">
            <text:p>Beam 3</text:p>
          </table:table-cell>
          <table:table-cell office:value-type="float" office:value="15.193479999999999" table:style-name="ce4">
            <text:p>15.19348</text:p>
          </table:table-cell>
          <table:table-cell office:value-type="float" office:value="-5.6276200000000003" table:style-name="ce5">
            <text:p>-5.62762</text:p>
          </table:table-cell>
          <table:table-cell table:style-name="ce4"/>
          <table:table-cell office:value-type="float" office:value="14.97824" table:style-name="ce4">
            <text:p>14.97824</text:p>
          </table:table-cell>
          <table:table-cell office:value-type="float" office:value="-14.12373" table:style-name="ce5">
            <text:p>-14.12373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4</text:p>
          </table:table-cell>
          <table:table-cell office:value-type="float" office:value="14.97824" table:style-name="ce4">
            <text:p>14.97824</text:p>
          </table:table-cell>
          <table:table-cell office:value-type="float" office:value="-14.12373" table:style-name="ce5">
            <text:p>-14.12373</text:p>
          </table:table-cell>
          <table:table-cell table:style-name="ce4"/>
          <table:table-cell office:value-type="float" office:value="4.5217499999999999" table:style-name="ce4">
            <text:p>4.52175</text:p>
          </table:table-cell>
          <table:table-cell office:value-type="float" office:value="-16.653659999999999" table:style-name="ce4">
            <text:p>-16.65366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5</text:p>
          </table:table-cell>
          <table:table-cell office:value-type="float" office:value="4.5217499999999999" table:style-name="ce4">
            <text:p>4.52175</text:p>
          </table:table-cell>
          <table:table-cell office:value-type="float" office:value="-16.653659999999999" table:style-name="ce4">
            <text:p>-16.65366</text:p>
          </table:table-cell>
          <table:table-cell table:style-name="ce4"/>
          <table:table-cell office:value-type="float" office:value="12.01388" table:style-name="ce4">
            <text:p>12.01388</text:p>
          </table:table-cell>
          <table:table-cell office:value-type="float" office:value="-21.068850000000001" table:style-name="ce4">
            <text:p>-21.06885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6</text:p>
          </table:table-cell>
          <table:table-cell office:value-type="float" office:value="12.01388" table:formula="of:=[.E22]" table:style-name="ce4">
            <text:p>12.01388</text:p>
          </table:table-cell>
          <table:table-cell office:value-type="float" office:value="-21.068850000000001" table:formula="of:=[.F22]" table:style-name="ce4">
            <text:p>-21.06885</text:p>
          </table:table-cell>
          <table:table-cell table:style-name="ce4"/>
          <table:table-cell office:value-type="float" office:value="13.585520000000001" table:style-name="ce4">
            <text:p>13.58552</text:p>
          </table:table-cell>
          <table:table-cell office:value-type="float" office:value="-26.893740000000001" table:style-name="ce4">
            <text:p>-26.89374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7</text:p>
          </table:table-cell>
          <table:table-cell office:value-type="float" office:value="13.585520000000001" table:formula="of:=[.E23]" table:style-name="ce4">
            <text:p>13.58552</text:p>
          </table:table-cell>
          <table:table-cell office:value-type="float" office:value="-26.893740000000001" table:formula="of:=[.F23]" table:style-name="ce4">
            <text:p>-26.89374</text:p>
          </table:table-cell>
          <table:table-cell table:style-name="ce4"/>
          <table:table-cell office:value-type="float" office:value="13.010059999999999" table:style-name="ce4">
            <text:p>13.01006</text:p>
          </table:table-cell>
          <table:table-cell office:value-type="float" office:value="-30.632280000000002" table:style-name="ce4">
            <text:p>-30.63228</text:p>
          </table:table-cell>
          <table:table-cell table:number-columns-repeated="16377" table:style-name="ce4"/>
          <table:table-cell/>
        </table:table-row>
        <table:table-row table:style-name="ro2">
          <table:table-cell office:value-type="string" table:style-name="ce4">
            <text:p>Beam 8</text:p>
          </table:table-cell>
          <table:table-cell office:value-type="float" office:value="13.010059999999999" table:formula="of:=[.E24]" table:style-name="ce4">
            <text:p>13.01006</text:p>
          </table:table-cell>
          <table:table-cell office:value-type="float" office:value="-30.632280000000002" table:formula="of:=[.F24]" table:style-name="ce4">
            <text:p>-30.63228</text:p>
          </table:table-cell>
          <table:table-cell table:style-name="ce4"/>
          <table:table-cell office:value-type="float" office:value="3.8094999999999999" table:style-name="ce4">
            <text:p>3.8095</text:p>
          </table:table-cell>
          <table:table-cell office:value-type="float" office:value="-25.326429999999998" table:style-name="ce4">
            <text:p>-25.32643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office:value-type="string" table:style-name="ce4">
            <text:p>Beam 9</text:p>
          </table:table-cell>
          <table:table-cell table:number-columns-repeated="6"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table:number-columns-repeated="5"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office:value-type="string" table:style-name="ce4">
            <text:p>Beams</text:p>
          </table:table-cell>
          <table:table-cell office:value-type="string" table:style-name="ce2">
            <text:p>x1</text:p>
          </table:table-cell>
          <table:table-cell office:value-type="string" table:style-name="ce3">
            <text:p>y1</text:p>
          </table:table-cell>
          <table:table-cell office:value-type="string" table:style-name="ce3">
            <text:p>neg y1</text:p>
          </table:table-cell>
          <table:table-cell office:value-type="string" table:style-name="ce2">
            <text:p>x2</text:p>
          </table:table-cell>
          <table:table-cell office:value-type="string" table:style-name="ce3">
            <text:p>y2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office:value-type="string" table:style-name="ce4">
            <text:p>Beam 1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9.3448100000000007" table:style-name="ce4">
            <text:p>9.34481</text:p>
          </table:table-cell>
          <table:table-cell office:value-type="float" office:value="-3.3275899999999998" table:style-name="ce4">
            <text:p>-3.32759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office:value-type="string" table:style-name="ce4">
            <text:p>Beam 2</text:p>
          </table:table-cell>
          <table:table-cell office:value-type="float" office:value="9.3448100000000007" table:formula="of:=[.E29]" table:style-name="ce4">
            <text:p>9.34481</text:p>
          </table:table-cell>
          <table:table-cell office:value-type="float" office:value="-3.3275899999999998" table:formula="of:=[.F29]" table:style-name="ce4">
            <text:p>-3.32759</text:p>
          </table:table-cell>
          <table:table-cell table:style-name="ce4"/>
          <table:table-cell office:value-type="float" office:value="16.056239999999999" table:style-name="ce4">
            <text:p>16.05624</text:p>
          </table:table-cell>
          <table:table-cell office:value-type="float" office:value="-7.1486000000000001" table:style-name="ce4">
            <text:p>-7.148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office:value-type="string" table:style-name="ce4">
            <text:p>Beam 3</text:p>
          </table:table-cell>
          <table:table-cell office:value-type="float" office:value="16.056239999999999" table:formula="of:=[.E30]" table:style-name="ce4">
            <text:p>16.05624</text:p>
          </table:table-cell>
          <table:table-cell office:value-type="float" office:value="-7.1486000000000001" table:formula="of:=[.F30]" table:style-name="ce4">
            <text:p>-7.1486</text:p>
          </table:table-cell>
          <table:table-cell table:style-name="ce4"/>
          <table:table-cell office:value-type="float" office:value="15.90875" table:style-name="ce4">
            <text:p>15.90875</text:p>
          </table:table-cell>
          <table:table-cell office:value-type="float" office:value="-12.97034" table:style-name="ce4">
            <text:p>-12.9703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office:value-type="string" table:style-name="ce4">
            <text:p>Beam 4</text:p>
          </table:table-cell>
          <table:table-cell office:value-type="float" office:value="15.90875" table:formula="of:=[.E31]" table:style-name="ce4">
            <text:p>15.90875</text:p>
          </table:table-cell>
          <table:table-cell office:value-type="float" office:value="-12.97034" table:formula="of:=[.F31]" table:style-name="ce4">
            <text:p>-12.97034</text:p>
          </table:table-cell>
          <table:table-cell table:style-name="ce4"/>
          <table:table-cell office:value-type="float" office:value="6.2555300000000003" table:style-name="ce4">
            <text:p>6.25553</text:p>
          </table:table-cell>
          <table:table-cell office:value-type="float" office:value="-15.305910000000001" table:style-name="ce4">
            <text:p>-15.30591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2"/>
        </table:table-row>
        <table:table-row table:style-name="ro2">
          <table:table-cell office:value-type="string" table:style-name="ce4">
            <text:p>Beam 5</text:p>
          </table:table-cell>
          <table:table-cell office:value-type="float" office:value="6.2555300000000003" table:formula="of:=[.E32]" table:style-name="ce4">
            <text:p>6.25553</text:p>
          </table:table-cell>
          <table:table-cell office:value-type="float" office:value="-15.305910000000001" table:formula="of:=[.F32]" table:style-name="ce4">
            <text:p>-15.30591</text:p>
          </table:table-cell>
          <table:table-cell table:style-name="ce4"/>
          <table:table-cell office:value-type="float" office:value="19.269159999999999" table:style-name="ce4">
            <text:p>19.26916</text:p>
          </table:table-cell>
          <table:table-cell office:value-type="float" office:value="-21.99586" table:style-name="ce4">
            <text:p>-21.9958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1" table:style-name="ce4"/>
          <table:table-cell/>
        </table:table-row>
        <table:table-row table:style-name="ro2">
          <table:table-cell office:value-type="string" table:style-name="ce4">
            <text:p>Beam 6</text:p>
          </table:table-cell>
          <table:table-cell office:value-type="float" office:value="19.269159999999999" table:formula="of:=[.E33]" table:style-name="ce4">
            <text:p>19.26916</text:p>
          </table:table-cell>
          <table:table-cell office:value-type="float" office:value="-21.99586" table:formula="of:=[.F33]" table:style-name="ce4">
            <text:p>-21.99586</text:p>
          </table:table-cell>
          <table:table-cell table:style-name="ce4"/>
          <table:table-cell office:value-type="float" office:value="13.57025" table:style-name="ce4">
            <text:p>13.57025</text:p>
          </table:table-cell>
          <table:table-cell office:value-type="float" office:value="-31.568999999999999" table:style-name="ce4">
            <text:p>-31.569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1" table:style-name="ce4"/>
          <table:table-cell/>
        </table:table-row>
        <table:table-row table:style-name="ro2">
          <table:table-cell office:value-type="string" table:style-name="ce4">
            <text:p>Beam 7</text:p>
          </table:table-cell>
          <table:table-cell office:value-type="float" office:value="13.57025" table:formula="of:=[.E34]" table:style-name="ce4">
            <text:p>13.57025</text:p>
          </table:table-cell>
          <table:table-cell office:value-type="float" office:value="-31.568999999999999" table:formula="of:=[.F34]" table:style-name="ce4">
            <text:p>-31.569</text:p>
          </table:table-cell>
          <table:table-cell table:style-name="ce4"/>
          <table:table-cell office:value-type="float" office:value="1.06376" table:style-name="ce4">
            <text:p>1.06376</text:p>
          </table:table-cell>
          <table:table-cell office:value-type="float" office:value="-24.58512" table:style-name="ce4">
            <text:p>-24.58512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6371" table:style-name="ce4"/>
          <table:table-cell/>
        </table:table-row>
        <table:table-row table:style-name="ro2">
          <table:table-cell office:value-type="string" table:style-name="ce4">
            <text:p>Exit</text:p>
          </table:table-cell>
          <table:table-cell office:value-type="float" office:value="1.06376" table:formula="of:=[.E35]" table:style-name="ce4">
            <text:p>1.06376</text:p>
          </table:table-cell>
          <table:table-cell office:value-type="float" office:value="-24.58512" table:formula="of:=[.F35]" table:style-name="ce4">
            <text:p>-24.58512</text:p>
          </table:table-cell>
          <table:table-cell table:number-columns-repeated="4"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7" table:style-name="ce4"/>
          <table:table-cell table:number-columns-repeated="16365" table:style-name="ce5"/>
        </table:table-row>
        <table:table-row table:style-name="ro2">
          <table:table-cell table:number-columns-repeated="7"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7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For Inside path</text:p>
          </table:table-cell>
          <table:table-cell table:number-columns-repeated="16382" table:style-name="ce4"/>
          <table:table-cell/>
        </table:table-row>
        <table:table-row table:style-name="ro2">
          <table:table-cell office:value-type="string" table:style-name="ce4">
            <text:p>Top Beam</text:p>
          </table:table-cell>
          <table:table-cell office:value-type="string" table:style-name="ce4">
            <text:p>v1x</text:p>
          </table:table-cell>
          <table:table-cell office:value-type="string" table:style-name="ce4">
            <text:p>v1y</text:p>
          </table:table-cell>
          <table:table-cell office:value-type="string" table:style-name="ce4">
            <text:p>v2x</text:p>
          </table:table-cell>
          <table:table-cell office:value-type="string" table:style-name="ce4">
            <text:p>v2y</text:p>
          </table:table-cell>
          <table:table-cell office:value-type="string" table:style-name="ce4">
            <text:p>Dot Product w/ respecitve mirror</text:p>
          </table:table-cell>
          <table:table-cell office:value-type="string" table:style-name="ce4">
            <text:p>angle to positive x axis</text:p>
          </table:table-cell>
          <table:table-cell office:value-type="string" table:style-name="ce4">
            <text:p>delta angle</text:p>
          </table:table-cell>
          <table:table-cell office:value-type="string" table:style-name="ce4">
            <text:p>gradient</text:p>
          </table:table-cell>
          <table:table-cell office:value-type="string" table:style-name="ce4">
            <text:p>v.s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-4.6273300000000006" table:formula="of:=[.E18]-[.B18]" table:style-name="ce4">
            <text:p>-4.62733</text:p>
          </table:table-cell>
          <table:table-cell office:value-type="float" office:value="-2.313666" table:formula="of:=[.F18]-[.C18]" table:style-name="ce4">
            <text:p>-2.313666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office:value-type="float" office:value="61.87662007589573" table:formula="of:=DEGREES(ACOS(([.B40]*[.D40]+[.C40]*[.E40])/(SQRT([.B40]^2+[.C40]^2)*SQRT([.D40]^2+[.E40]^2))))" table:style-name="ce5">
            <text:p>61.87662008</text:p>
          </table:table-cell>
          <table:table-cell office:value-type="float" office:value="91.55831884139613" table:formula="of:=DEGREES(ACOS(([.D40])/(SQRT( ([.D40])^2 + ([.E40])^2 )*SQRT(1^2) )))" table:style-name="ce4">
            <text:p>91.55831884</text:p>
          </table:table-cell>
          <table:table-cell office:value-type="float" office:value="-29.6816987655004" table:formula="of:=[.F40]-[.G40]" table:style-name="ce4">
            <text:p>-29.68169877</text:p>
          </table:table-cell>
          <table:table-cell office:value-type="float" office:value="-0.56996666942066221" table:formula="of:=DEGREES(SIN(RADIANS([.H40])))/DEGREES(COS(RADIANS([.H40])))" table:style-name="ce5">
            <text:p>-0.569966669</text:p>
          </table:table-cell>
          <table:table-cell office:value-type="float" office:value="3.0284435034789579" table:formula="of:=[.F18]-[.I40]*[.E18]" table:style-name="ce4">
            <text:p>3.028443503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5.8208099999999998" table:formula="of:=[.E19]-[.B19]" table:style-name="ce4">
            <text:p>5.82081</text:p>
          </table:table-cell>
          <table:table-cell office:value-type="float" office:value="-3.3139540000000003" table:formula="of:=[.F19]-[.C19]" table:style-name="ce4">
            <text:p>-3.313954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office:value-type="float" office:value="149.07757572563071" table:formula="of:=DEGREES(ACOS(([.B41]*[.D41]+[.C41]*[.E41])/(SQRT([.B41]^2+[.C41]^2)*SQRT([.D41]^2+[.E41]^2))))" table:style-name="ce5">
            <text:p>149.0775757</text:p>
          </table:table-cell>
          <table:table-cell office:value-type="float" office:value="-119.42347595615153" table:formula="of:=-DEGREES(ACOS(([.D41])/(SQRT( ([.D41])^2 + ([.E41])^2 )*SQRT(1^2) )))" table:style-name="ce4">
            <text:p>-119.423476</text:p>
          </table:table-cell>
          <table:table-cell office:value-type="float" office:value="-268.50105168178226" table:formula="of:=[.G41]-[.F41]" table:style-name="ce4">
            <text:p>-268.5010517</text:p>
          </table:table-cell>
          <table:table-cell office:value-type="float" office:value="-38.215265062773554" table:formula="of:=DEGREES(SIN(RADIANS([.H41])))/DEGREES(COS(RADIANS([.H41])))" table:style-name="ce5">
            <text:p>-38.21526506</text:p>
          </table:table-cell>
          <table:table-cell office:value-type="float" office:value="574.99524542594872" table:formula="of:=[.F19]-[.I41]*[.E19]" table:style-name="ce4">
            <text:p>574.9952454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-0.21523999999999965" table:formula="of:=[.E20]-[.B20]" table:style-name="ce4">
            <text:p>-0.21524</text:p>
          </table:table-cell>
          <table:table-cell office:value-type="float" office:value="-8.4961099999999998" table:formula="of:=[.F20]-[.C20]" table:style-name="ce4">
            <text:p>-8.49611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office:value-type="float" office:value="37.504549412192496" table:formula="of:=DEGREES(ACOS(([.B42]*[.D42]+[.C42]*[.E42])/(SQRT([.B42]^2+[.C42]^2)*SQRT([.D42]^2+[.E42]^2))))" table:style-name="ce5">
            <text:p>37.50454941</text:p>
          </table:table-cell>
          <table:table-cell office:value-type="float" office:value="-128.95576723565409" table:formula="of:=-DEGREES(ACOS(([.D42])/(SQRT( ([.D42])^2 + ([.E42])^2 )*SQRT(1^2) )))" table:style-name="ce4">
            <text:p>-128.9557672</text:p>
          </table:table-cell>
          <table:table-cell office:value-type="float" office:value="-166.46031664784658" table:formula="of:=[.G42]-[.F42]" table:style-name="ce4">
            <text:p>-166.4603166</text:p>
          </table:table-cell>
          <table:table-cell office:value-type="float" office:value="0.24081140641963528" table:formula="of:=DEGREES(SIN(RADIANS([.H42])))/DEGREES(COS(RADIANS([.H42])))" table:style-name="ce5">
            <text:p>0.240811406</text:p>
          </table:table-cell>
          <table:table-cell office:value-type="float" office:value="-17.730661040090837" table:formula="of:=[.F20]-[.I42]*[.E20]" table:style-name="ce4">
            <text:p>-17.73066104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5</text:p>
          </table:table-cell>
          <table:table-cell office:value-type="float" office:value="-10.456489999999999" table:formula="of:=[.E21]-[.B21]" table:style-name="ce4">
            <text:p>-10.45649</text:p>
          </table:table-cell>
          <table:table-cell office:value-type="float" office:value="-2.5299299999999985" table:formula="of:=[.F21]-[.C21]" table:style-name="ce4">
            <text:p>-2.52993</text:p>
          </table:table-cell>
          <table:table-cell office:value-type="float" office:value="0.32899999999999974" table:formula="of:=[.E8]-[.B8]" table:style-name="ce4">
            <text:p>0.329</text:p>
          </table:table-cell>
          <table:table-cell office:value-type="float" office:value="2.2240000000000002" table:formula="of:=[.G8]-[.D8]" table:style-name="ce4">
            <text:p>2.224</text:p>
          </table:table-cell>
          <table:table-cell office:value-type="float" office:value="112.0160672031009" table:formula="of:=DEGREES(ACOS(([.B43]*[.D43]+[.C43]*[.E43])/(SQRT([.B43]^2+[.C43]^2)*SQRT([.D43]^2+[.E43]^2))))" table:style-name="ce5">
            <text:p>112.0160672</text:p>
          </table:table-cell>
          <table:table-cell office:value-type="float" office:value="-81.585169123401144" table:formula="of:=-DEGREES(ACOS(([.D43])/(SQRT( ([.D43])^2 + ([.E43])^2 )*SQRT(1^2) )))" table:style-name="ce4">
            <text:p>-81.58516912</text:p>
          </table:table-cell>
          <table:table-cell office:value-type="float" office:value="30.430898079699759" table:formula="of:=[.G43]+[.F43]" table:style-name="ce4">
            <text:p>30.43089808</text:p>
          </table:table-cell>
          <table:table-cell office:value-type="float" office:value="0.58742164276163866" table:formula="of:=DEGREES(SIN(RADIANS([.H43])))/DEGREES(COS(RADIANS([.H43])))" table:style-name="ce5">
            <text:p>0.587421643</text:p>
          </table:table-cell>
          <table:table-cell office:value-type="float" office:value="-19.309833813157439" table:formula="of:=[.F21]-[.I43]*[.E21]" table:style-name="ce4">
            <text:p>-19.30983381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6</text:p>
          </table:table-cell>
          <table:table-cell office:value-type="float" office:value="7.4921300000000004" table:formula="of:=[.E22]-[.B22]" table:style-name="ce4">
            <text:p>7.49213</text:p>
          </table:table-cell>
          <table:table-cell office:value-type="float" office:value="-4.4151900000000026" table:formula="of:=[.F22]-[.C22]" table:style-name="ce4">
            <text:p>-4.41519</text:p>
          </table:table-cell>
          <table:table-cell office:value-type="float" office:value="-1.4640000000000004" table:formula="of:=[.E9]-[.B9]" table:style-name="ce4">
            <text:p>-1.464</text:p>
          </table:table-cell>
          <table:table-cell office:value-type="float" office:value="1.911999999999999" table:formula="of:=[.G9]-[.D9]" table:style-name="ce4">
            <text:p>1.912</text:p>
          </table:table-cell>
          <table:table-cell office:value-type="float" office:value="157.95221951883812" table:formula="of:=DEGREES(ACOS(([.B44]*[.D44]+[.C44]*[.E44])/(SQRT([.B44]^2+[.C44]^2)*SQRT([.D44]^2+[.E44]^2))))" table:style-name="ce5">
            <text:p>157.9522195</text:p>
          </table:table-cell>
          <table:table-cell office:value-type="float" office:value="-127.44093301895882" table:formula="of:=-DEGREES(ACOS(([.D44])/(SQRT( ([.D44])^2 + ([.E44])^2 )*SQRT(1^2) )))" table:style-name="ce4">
            <text:p>-127.440933</text:p>
          </table:table-cell>
          <table:table-cell office:value-type="float" office:value="-285.39315253779694" table:formula="of:=[.G44]-[.F44]" table:style-name="ce4">
            <text:p>-285.3931525</text:p>
          </table:table-cell>
          <table:table-cell office:value-type="float" office:value="3.6321725452334839" table:formula="of:=DEGREES(SIN(RADIANS([.H44])))/DEGREES(COS(RADIANS([.H44])))" table:style-name="ce5">
            <text:p>3.632172545</text:p>
          </table:table-cell>
          <table:table-cell office:value-type="float" office:value="-64.705335097729645" table:formula="of:=[.F22]-[.I44]*[.E22]" table:style-name="ce4">
            <text:p>-64.7053351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8</text:p>
          </table:table-cell>
          <table:table-cell office:value-type="float" office:value="1.5716400000000004" table:formula="of:=[.E23]-[.B23]" table:style-name="ce4">
            <text:p>1.57164</text:p>
          </table:table-cell>
          <table:table-cell office:value-type="float" office:value="-5.8248899999999999" table:formula="of:=[.F23]-[.C23]" table:style-name="ce4">
            <text:p>-5.82489</text:p>
          </table:table-cell>
          <table:table-cell office:value-type="float" office:value="0.1330000000000009" table:formula="of:=[.E11]-[.B11]" table:style-name="ce4">
            <text:p>0.133</text:p>
          </table:table-cell>
          <table:table-cell office:value-type="float" office:value="-2.3979999999999997" table:formula="of:=[.G11]-[.D11]" table:style-name="ce4">
            <text:p>-2.398</text:p>
          </table:table-cell>
          <table:table-cell office:value-type="float" office:value="11.925133605240612" table:formula="of:=DEGREES(ACOS(([.B45]*[.D45]+[.C45]*[.E45])/(SQRT([.B45]^2+[.C45]^2)*SQRT([.D45]^2+[.E45]^2))))" table:style-name="ce5">
            <text:p>11.92513361</text:p>
          </table:table-cell>
          <table:table-cell office:value-type="float" office:value="-86.825463159517696" table:formula="of:=-DEGREES(ACOS(([.D45])/(SQRT( ([.D45])^2 + ([.E45])^2 )*SQRT(1^2) )))" table:style-name="ce4">
            <text:p>-86.82546316</text:p>
          </table:table-cell>
          <table:table-cell office:value-type="float" office:value="-98.750596764758313" table:formula="of:=[.G45]-[.F45]" table:style-name="ce4">
            <text:p>-98.75059676</text:p>
          </table:table-cell>
          <table:table-cell office:value-type="float" office:value="6.4966542774301317" table:formula="of:=DEGREES(SIN(RADIANS([.H45])))/DEGREES(COS(RADIANS([.H45])))" table:style-name="ce5">
            <text:p>6.496654277</text:p>
          </table:table-cell>
          <table:table-cell office:value-type="float" office:value="-115.1541666191126" table:formula="of:=[.F23]-[.I45]*[.E23]" table:style-name="ce4">
            <text:p>-115.1541666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1</text:p>
          </table:table-cell>
          <table:table-cell office:value-type="float" office:value="-0.57546000000000141" table:formula="of:=[.E24]-[.B24]" table:style-name="ce4">
            <text:p>-0.57546</text:p>
          </table:table-cell>
          <table:table-cell office:value-type="float" office:value="-3.7385400000000004" table:formula="of:=[.F24]-[.C24]" table:style-name="ce4">
            <text:p>-3.73854</text:p>
          </table:table-cell>
          <table:table-cell office:value-type="float" office:value="1.1519999999999992" table:formula="of:=[.E14]-[.B14]" table:style-name="ce4">
            <text:p>1.152</text:p>
          </table:table-cell>
          <table:table-cell office:value-type="float" office:value="0.56099999999999994" table:formula="of:=[.G14]-[.D14]" table:style-name="ce4">
            <text:p>0.561</text:p>
          </table:table-cell>
          <table:table-cell office:value-type="float" office:value="124.7157709126741" table:formula="of:=DEGREES(ACOS(([.B46]*[.D46]+[.C46]*[.E46])/(SQRT([.B46]^2+[.C46]^2)*SQRT([.D46]^2+[.E46]^2))))" table:style-name="ce5">
            <text:p>124.7157709</text:p>
          </table:table-cell>
          <table:table-cell office:value-type="float" office:value="-25.965117296824051" table:formula="of:=-DEGREES(ACOS(([.D46])/(SQRT( ([.D46])^2 + ([.E46])^2 )*SQRT(1^2) )))" table:style-name="ce4">
            <text:p>-25.9651173</text:p>
          </table:table-cell>
          <table:table-cell office:value-type="float" office:value="-150.68088820949816" table:formula="of:=[.G46]-[.F46]" table:style-name="ce4">
            <text:p>-150.6808882</text:p>
          </table:table-cell>
          <table:table-cell office:value-type="float" office:value="0.56161251819811642" table:formula="of:=DEGREES(SIN(RADIANS([.H46])))/DEGREES(COS(RADIANS([.H46])))" table:style-name="ce5">
            <text:p>0.561612518</text:p>
          </table:table-cell>
          <table:table-cell office:value-type="float" office:value="-37.938892558508584" table:formula="of:=[.F24]-[.I46]*[.E24]" table:style-name="ce4">
            <text:p>-37.93889256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-9.2005599999999994" table:formula="of:=[.E25]-[.B25]" table:style-name="ce4">
            <text:p>-9.20056</text:p>
          </table:table-cell>
          <table:table-cell office:value-type="float" office:value="5.3058500000000031" table:formula="of:=[.F25]-[.C25]" table:style-name="ce4">
            <text:p>5.30585</text:p>
          </table:table-cell>
          <table:table-cell office:value-type="float" office:value="-5.7130000000000001" table:formula="of:=[.E13]-[.B13]" table:style-name="ce4">
            <text:p>-5.713</text:p>
          </table:table-cell>
          <table:table-cell office:value-type="float" office:value="1.4870000000000019" table:formula="of:=[.G13]-[.D13]" table:style-name="ce4">
            <text:p>1.487</text:p>
          </table:table-cell>
          <table:table-cell office:value-type="float" office:value="15.382087620150664" table:formula="of:=DEGREES(ACOS(([.B47]*[.D47]+[.C47]*[.E47])/(SQRT([.B47]^2+[.C47]^2)*SQRT([.D47]^2+[.E47]^2))))" table:style-name="ce5">
            <text:p>15.38208762</text:p>
          </table:table-cell>
          <table:table-cell office:value-type="float" office:value="-165.41056659816351" table:formula="of:=-DEGREES(ACOS(([.D47])/(SQRT( ([.D47])^2 + ([.E47])^2 )*SQRT(1^2) )))" table:style-name="ce4">
            <text:p>-165.4105666</text:p>
          </table:table-cell>
          <table:table-cell office:value-type="float" office:value="-180.79265421831417" table:formula="of:=[.G47]-[.F47]" table:style-name="ce4">
            <text:p>-180.7926542</text:p>
          </table:table-cell>
          <table:table-cell office:value-type="float" office:value="-1.3835308603422461E-2" table:formula="of:=DEGREES(SIN(RADIANS([.H47])))/DEGREES(COS(RADIANS([.H47])))" table:style-name="ce5">
            <text:p>-0.013835309</text:p>
          </table:table-cell>
          <table:table-cell office:value-type="float" office:value="-25.273724391875259" table:formula="of:=[.F25]-[.I47]*[.E25]" table:style-name="ce4">
            <text:p>-25.27372439</text:p>
          </table:table-cell>
          <table:table-cell table:number-columns-repeated="9" table:style-name="ce4"/>
          <table:table-cell table:number-columns-repeated="16365" table:style-name="ce5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4">
            <text:p>For outside path</text:p>
          </table:table-cell>
          <table:table-cell table:number-columns-repeated="9" table:style-name="ce4"/>
          <table:table-cell table:style-name="ce5"/>
          <table:table-cell table:number-columns-repeated="8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Top Beam</text:p>
          </table:table-cell>
          <table:table-cell office:value-type="string" table:style-name="ce4">
            <text:p>v1x</text:p>
          </table:table-cell>
          <table:table-cell office:value-type="string" table:style-name="ce4">
            <text:p>v1y</text:p>
          </table:table-cell>
          <table:table-cell office:value-type="string" table:style-name="ce4">
            <text:p>v2x</text:p>
          </table:table-cell>
          <table:table-cell office:value-type="string" table:style-name="ce4">
            <text:p>v2y</text:p>
          </table:table-cell>
          <table:table-cell office:value-type="string" table:style-name="ce4">
            <text:p>Dot Product w/ respecitve mirror</text:p>
          </table:table-cell>
          <table:table-cell office:value-type="string" table:style-name="ce4">
            <text:p>angle to positive x axis</text:p>
          </table:table-cell>
          <table:table-cell office:value-type="string" table:style-name="ce4">
            <text:p>delta angle</text:p>
          </table:table-cell>
          <table:table-cell office:value-type="string" table:style-name="ce4">
            <text:p>gradient</text:p>
          </table:table-cell>
          <table:table-cell office:value-type="string" table:style-name="ce4">
            <text:p>v.s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</text:p>
          </table:table-cell>
          <table:table-cell office:value-type="float" office:value="-6.6551899999999993" table:formula="of:=[.E29]-[.B29]" table:style-name="ce4">
            <text:p>-6.65519</text:p>
          </table:table-cell>
          <table:table-cell office:value-type="float" office:value="-3.3275899999999998" table:formula="of:=[.F29]-[.C29]" table:style-name="ce4">
            <text:p>-3.32759</text:p>
          </table:table-cell>
          <table:table-cell office:value-type="float" office:value="-0.23200000000000109" table:formula="of:=[.E4]-[.B4]" table:style-name="ce4">
            <text:p>-0.232</text:p>
          </table:table-cell>
          <table:table-cell office:value-type="float" office:value="-8.5280000000000005" table:formula="of:=[.G4]-[.D4]" table:style-name="ce4">
            <text:p>-8.528</text:p>
          </table:table-cell>
          <table:table-cell office:value-type="float" office:value="61.876664418286801" table:formula="of:=DEGREES(ACOS(([.B52]*[.D52]+[.C52]*[.E52])/(SQRT([.B52]^2+[.C52]^2)*SQRT([.D52]^2+[.E52]^2))))" table:style-name="ce5">
            <text:p>61.87666442</text:p>
          </table:table-cell>
          <table:table-cell office:value-type="float" office:value="91.55831884139613" table:formula="of:=DEGREES(ACOS(([.D52])/(SQRT( ([.D52])^2 + ([.E52])^2 )*SQRT(1^2) )))" table:style-name="ce4">
            <text:p>91.55831884</text:p>
          </table:table-cell>
          <table:table-cell office:value-type="float" office:value="29.681654423109329" table:formula="of:=[.G52]-[.F52]" table:style-name="ce4">
            <text:p>29.68165442</text:p>
          </table:table-cell>
          <table:table-cell office:value-type="float" office:value="-0.56996666942066221" table:formula="of:=DEGREES(SIN(RADIANS([.H40])))/DEGREES(COS(RADIANS([.H40])))" table:style-name="ce5">
            <text:p>-0.569966669</text:p>
          </table:table-cell>
          <table:table-cell office:value-type="float" office:value="3.0284435034789579" table:formula="of:=[.F18]-[.I40]*[.E18]" table:style-name="ce4">
            <text:p>3.028443503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2</text:p>
          </table:table-cell>
          <table:table-cell office:value-type="float" office:value="6.7114299999999982" table:formula="of:=[.E30]-[.B30]" table:style-name="ce4">
            <text:p>6.71143</text:p>
          </table:table-cell>
          <table:table-cell office:value-type="float" office:value="-3.8210100000000002" table:formula="of:=[.F30]-[.C30]" table:style-name="ce4">
            <text:p>-3.82101</text:p>
          </table:table-cell>
          <table:table-cell office:value-type="float" office:value="-4.1059999999999999" table:formula="of:=[.E5]-[.B5]" table:style-name="ce4">
            <text:p>-4.106</text:p>
          </table:table-cell>
          <table:table-cell office:value-type="float" office:value="7.28" table:formula="of:=[.G5]-[.D5]" table:style-name="ce4">
            <text:p>7.28</text:p>
          </table:table-cell>
          <table:table-cell office:value-type="float" office:value="149.07757896418642" table:formula="of:=DEGREES(ACOS(([.B53]*[.D53]+[.C53]*[.E53])/(SQRT([.B53]^2+[.C53]^2)*SQRT([.D53]^2+[.E53]^2))))" table:style-name="ce5">
            <text:p>149.077579</text:p>
          </table:table-cell>
          <table:table-cell office:value-type="float" office:value="-119.42347595615153" table:formula="of:=-DEGREES(ACOS(([.D53])/(SQRT( ([.D53])^2 + ([.E53])^2 )*SQRT(1^2) )))" table:style-name="ce4">
            <text:p>-119.423476</text:p>
          </table:table-cell>
          <table:table-cell office:value-type="float" office:value="-268.50105492033794" table:formula="of:=[.G53]-[.F53]" table:style-name="ce4">
            <text:p>-268.5010549</text:p>
          </table:table-cell>
          <table:table-cell office:value-type="float" office:value="-38.215265062773554" table:formula="of:=DEGREES(SIN(RADIANS([.H41])))/DEGREES(COS(RADIANS([.H41])))" table:style-name="ce5">
            <text:p>-38.21526506</text:p>
          </table:table-cell>
          <table:table-cell office:value-type="float" office:value="574.99524542594872" table:formula="of:=[.F19]-[.I41]*[.E19]" table:style-name="ce4">
            <text:p>574.9952454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3</text:p>
          </table:table-cell>
          <table:table-cell office:value-type="float" office:value="-0.14748999999999945" table:formula="of:=[.E31]-[.B31]" table:style-name="ce4">
            <text:p>-0.14749</text:p>
          </table:table-cell>
          <table:table-cell office:value-type="float" office:value="-5.8217400000000001" table:formula="of:=[.F31]-[.C31]" table:style-name="ce4">
            <text:p>-5.82174</text:p>
          </table:table-cell>
          <table:table-cell office:value-type="float" office:value="-4.238999999999999" table:formula="of:=[.E6]-[.B6]" table:style-name="ce4">
            <text:p>-4.239</text:p>
          </table:table-cell>
          <table:table-cell office:value-type="float" office:value="-5.2430000000000003" table:formula="of:=[.G6]-[.D6]" table:style-name="ce4">
            <text:p>-5.243</text:p>
          </table:table-cell>
          <table:table-cell office:value-type="float" office:value="37.504526321689305" table:formula="of:=DEGREES(ACOS(([.B54]*[.D54]+[.C54]*[.E54])/(SQRT([.B54]^2+[.C54]^2)*SQRT([.D54]^2+[.E54]^2))))" table:style-name="ce5">
            <text:p>37.50452632</text:p>
          </table:table-cell>
          <table:table-cell office:value-type="float" office:value="-128.95576723565409" table:formula="of:=-DEGREES(ACOS(([.D54])/(SQRT( ([.D54])^2 + ([.E54])^2 )*SQRT(1^2) )))" table:style-name="ce4">
            <text:p>-128.9557672</text:p>
          </table:table-cell>
          <table:table-cell office:value-type="float" office:value="-166.46029355734339" table:formula="of:=[.G54]-[.F54]" table:style-name="ce4">
            <text:p>-166.4602936</text:p>
          </table:table-cell>
          <table:table-cell office:value-type="float" office:value="0.24081140641963528" table:formula="of:=DEGREES(SIN(RADIANS([.H42])))/DEGREES(COS(RADIANS([.H42])))" table:style-name="ce5">
            <text:p>0.240811406</text:p>
          </table:table-cell>
          <table:table-cell office:value-type="float" office:value="-17.730661040090837" table:formula="of:=[.F20]-[.I42]*[.E20]" table:style-name="ce4">
            <text:p>-17.73066104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4</text:p>
          </table:table-cell>
          <table:table-cell office:value-type="float" office:value="-9.6532199999999992" table:formula="of:=[.E32]-[.B32]" table:style-name="ce4">
            <text:p>-9.65322</text:p>
          </table:table-cell>
          <table:table-cell office:value-type="float" office:value="-2.3355700000000006" table:formula="of:=[.F32]-[.C32]" table:style-name="ce4">
            <text:p>-2.33557</text:p>
          </table:table-cell>
          <table:table-cell office:value-type="float" office:value="-0.23500000000000032" table:formula="of:=[.E7]-[.B7]" table:style-name="ce4">
            <text:p>-0.235</text:p>
          </table:table-cell>
          <table:table-cell office:value-type="float" office:value="-1.9700000000000006" table:formula="of:=[.G7]-[.D7]" table:style-name="ce4">
            <text:p>-1.97</text:p>
          </table:table-cell>
          <table:table-cell office:value-type="float" office:value="69.596190551750155" table:formula="of:=DEGREES(ACOS(([.B55]*[.D55]+[.C55]*[.E55])/(SQRT([.B55]^2+[.C55]^2)*SQRT([.D55]^2+[.E55]^2))))" table:style-name="ce5">
            <text:p>69.59619055</text:p>
          </table:table-cell>
          <table:table-cell office:value-type="float" office:value="-96.802630244683257" table:formula="of:=-DEGREES(ACOS(([.D55])/(SQRT( ([.D55])^2 + ([.E55])^2 )*SQRT(1^2) )))" table:style-name="ce4">
            <text:p>-96.80263024</text:p>
          </table:table-cell>
          <table:table-cell office:value-type="float" office:value="-27.206439692933102" table:formula="of:=[.G55]+[.F55]" table:style-name="ce4">
            <text:p>-27.20643969</text:p>
          </table:table-cell>
          <table:table-cell office:value-type="float" office:value="0.58742164276163866" table:formula="of:=DEGREES(SIN(RADIANS([.H43])))/DEGREES(COS(RADIANS([.H43])))" table:style-name="ce5">
            <text:p>0.587421643</text:p>
          </table:table-cell>
          <table:table-cell office:value-type="float" office:value="-19.309833813157439" table:formula="of:=[.F21]-[.I43]*[.E21]" table:style-name="ce4">
            <text:p>-19.30983381</text:p>
          </table:table-cell>
          <table:table-cell office:value-type="string" table:style-name="ce4">
            <text:p>`</text:p>
          </table:table-cell>
          <table:table-cell table:number-columns-repeated="8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7</text:p>
          </table:table-cell>
          <table:table-cell office:value-type="float" office:value="13.013629999999999" table:formula="of:=[.E33]-[.B33]" table:style-name="ce4">
            <text:p>13.01363</text:p>
          </table:table-cell>
          <table:table-cell office:value-type="float" office:value="-6.6899499999999996" table:formula="of:=[.F33]-[.C33]" table:style-name="ce4">
            <text:p>-6.68995</text:p>
          </table:table-cell>
          <table:table-cell office:value-type="float" office:value="0.41099999999999781" table:formula="of:=[.E10]-[.B10]" table:style-name="ce4">
            <text:p>0.411</text:p>
          </table:table-cell>
          <table:table-cell office:value-type="float" office:value="-1.4320000000000022" table:formula="of:=[.G10]-[.D10]" table:style-name="ce4">
            <text:p>-1.432</text:p>
          </table:table-cell>
          <table:table-cell office:value-type="float" office:value="46.779477398094905" table:formula="of:=DEGREES(ACOS(([.B56]*[.D56]+[.C56]*[.E56])/(SQRT([.B56]^2+[.C56]^2)*SQRT([.D56]^2+[.E56]^2))))" table:style-name="ce5">
            <text:p>46.7794774</text:p>
          </table:table-cell>
          <table:table-cell office:value-type="float" office:value="-73.985929493049284" table:formula="of:=-DEGREES(ACOS(([.D56])/(SQRT( ([.D56])^2 + ([.E56])^2 )*SQRT(1^2) )))" table:style-name="ce4">
            <text:p>-73.98592949</text:p>
          </table:table-cell>
          <table:table-cell office:value-type="float" office:value="-120.76540689114418" table:formula="of:=[.G56]-[.F56]" table:style-name="ce4">
            <text:p>-120.7654069</text:p>
          </table:table-cell>
          <table:table-cell office:value-type="float" office:value="3.6321725452334839" table:formula="of:=DEGREES(SIN(RADIANS([.H44])))/DEGREES(COS(RADIANS([.H44])))" table:style-name="ce5">
            <text:p>3.632172545</text:p>
          </table:table-cell>
          <table:table-cell office:value-type="float" office:value="-64.705335097729645" table:formula="of:=[.F22]-[.I44]*[.E22]" table:style-name="ce4">
            <text:p>-64.7053351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9</text:p>
          </table:table-cell>
          <table:table-cell office:value-type="float" office:value="-5.6989099999999997" table:formula="of:=[.E34]-[.B34]" table:style-name="ce4">
            <text:p>-5.69891</text:p>
          </table:table-cell>
          <table:table-cell office:value-type="float" office:value="-9.5731399999999987" table:formula="of:=[.F34]-[.C34]" table:style-name="ce4">
            <text:p>-9.57314</text:p>
          </table:table-cell>
          <table:table-cell office:value-type="float" office:value="3.9990000000000006" table:formula="of:=[.E12]-[.B12]" table:style-name="ce4">
            <text:p>3.999</text:p>
          </table:table-cell>
          <table:table-cell office:value-type="float" office:value="1.0810000000000031" table:formula="of:=[.G12]-[.D12]" table:style-name="ce4">
            <text:p>1.081</text:p>
          </table:table-cell>
          <table:table-cell office:value-type="float" office:value="135.8919591060548" table:formula="of:=DEGREES(ACOS(([.B57]*[.D57]+[.C57]*[.E57])/(SQRT([.B57]^2+[.C57]^2)*SQRT([.D57]^2+[.E57]^2))))" table:style-name="ce5">
            <text:p>135.8919591</text:p>
          </table:table-cell>
          <table:table-cell office:value-type="float" office:value="-15.126533370401349" table:formula="of:=-DEGREES(ACOS(([.D57])/(SQRT( ([.D57])^2 + ([.E57])^2 )*SQRT(1^2) )))" table:style-name="ce4">
            <text:p>-15.12653337</text:p>
          </table:table-cell>
          <table:table-cell office:value-type="float" office:value="-151.01849247645615" table:formula="of:=[.G57]-[.F57]" table:style-name="ce4">
            <text:p>-151.0184925</text:p>
          </table:table-cell>
          <table:table-cell office:value-type="float" office:value="6.4966542774301317" table:formula="of:=DEGREES(SIN(RADIANS([.H45])))/DEGREES(COS(RADIANS([.H45])))" table:style-name="ce5">
            <text:p>6.496654277</text:p>
          </table:table-cell>
          <table:table-cell office:value-type="float" office:value="-115.1541666191126" table:formula="of:=[.F23]-[.I45]*[.E23]" table:style-name="ce4">
            <text:p>-115.1541666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office:value-type="string" table:style-name="ce4">
            <text:p>Mirror 10</text:p>
          </table:table-cell>
          <table:table-cell office:value-type="float" office:value="-12.506489999999999" table:formula="of:=[.E35]-[.B35]" table:style-name="ce4">
            <text:p>-12.50649</text:p>
          </table:table-cell>
          <table:table-cell office:value-type="float" office:value="6.9838799999999992" table:formula="of:=[.F35]-[.C35]" table:style-name="ce4">
            <text:p>6.98388</text:p>
          </table:table-cell>
          <table:table-cell office:value-type="float" office:value="-5.7130000000000001" table:formula="of:=[.E13]-[.B13]" table:style-name="ce4">
            <text:p>-5.713</text:p>
          </table:table-cell>
          <table:table-cell office:value-type="float" office:value="1.4870000000000019" table:formula="of:=[.G13]-[.D13]" table:style-name="ce4">
            <text:p>1.487</text:p>
          </table:table-cell>
          <table:table-cell office:value-type="float" office:value="14.590451514567436" table:formula="of:=DEGREES(ACOS(([.B58]*[.D58]+[.C58]*[.E58])/(SQRT([.B58]^2+[.C58]^2)*SQRT([.D58]^2+[.E58]^2))))" table:style-name="ce5">
            <text:p>14.59045151</text:p>
          </table:table-cell>
          <table:table-cell office:value-type="float" office:value="-165.41056659816351" table:formula="of:=-DEGREES(ACOS(([.D58])/(SQRT( ([.D58])^2 + ([.E58])^2 )*SQRT(1^2) )))" table:style-name="ce4">
            <text:p>-165.4105666</text:p>
          </table:table-cell>
          <table:table-cell office:value-type="float" office:value="-180.00101811273095" table:formula="of:=[.G58]-[.F58]" table:style-name="ce4">
            <text:p>-180.0010181</text:p>
          </table:table-cell>
          <table:table-cell office:value-type="float" office:value="0.56161251819811642" table:formula="of:=DEGREES(SIN(RADIANS([.H46])))/DEGREES(COS(RADIANS([.H46])))" table:style-name="ce5">
            <text:p>0.561612518</text:p>
          </table:table-cell>
          <table:table-cell office:value-type="float" office:value="-37.938892558508584" table:formula="of:=[.F24]-[.I46]*[.E24]" table:style-name="ce4">
            <text:p>-37.93889256</text:p>
          </table:table-cell>
          <table:table-cell table:number-columns-repeated="9" table:style-name="ce4"/>
          <table:table-cell table:number-columns-repeated="16365" table:style-name="ce5"/>
        </table:table-row>
        <table:table-row table:style-name="ro2">
          <table:table-cell table:number-columns-repeated="5" table:style-name="ce4"/>
          <table:table-cell table:style-name="ce5"/>
          <table:table-cell table:number-columns-repeated="2" table:style-name="ce4"/>
          <table:table-cell table:style-name="ce5"/>
          <table:table-cell table:number-columns-repeated="10" table:style-name="ce4"/>
          <table:table-cell table:number-columns-repeated="16365" table:style-name="ce5"/>
        </table:table-row>
        <table:table-row table:style-name="ro3">
          <table:table-cell table:number-columns-repeated="16384"/>
        </table:table-row>
        <table:table-row table:number-rows-repeated="9" table:style-name="ro2">
          <table:table-cell table:number-columns-repeated="6" table:style-name="ce4"/>
          <table:table-cell table:number-columns-repeated="7" table:style-name="ce5"/>
          <table:table-cell table:number-columns-repeated="6" table:style-name="ce4"/>
          <table:table-cell table:number-columns-repeated="16365" table:style-name="ce5"/>
        </table:table-row>
        <table:table-row table:style-name="ro2">
          <table:table-cell table:number-columns-repeated="2" table:style-name="ce4"/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2" table:style-name="ce5"/>
          <table:table-cell table:number-columns-repeated="6" table:style-name="ce4"/>
          <table:table-cell table:number-columns-repeated="16365" table:style-name="ce5"/>
        </table:table-row>
        <table:table-row table:style-name="ro2">
          <table:table-cell table:number-columns-repeated="8" table:style-name="ce4"/>
          <table:table-cell table:style-name="ce5"/>
          <table:table-cell table:number-columns-repeated="2" table:style-name="ce4"/>
          <table:table-cell table:number-columns-repeated="2" table:style-name="ce5"/>
          <table:table-cell table:number-columns-repeated="6" table:style-name="ce4"/>
          <table:table-cell table:number-columns-repeated="16365" table:style-name="ce5"/>
        </table:table-row>
        <table:table-row table:number-rows-repeated="12" table:style-name="ro2">
          <table:table-cell table:number-columns-repeated="8" table:style-name="ce4"/>
          <table:table-cell table:style-name="ce5"/>
          <table:table-cell table:number-columns-repeated="10" table:style-name="ce4"/>
          <table:table-cell table:number-columns-repeated="16365" table:style-name="ce5"/>
        </table:table-row>
        <table:table-row table:number-rows-repeated="6" table:style-name="ro3">
          <table:table-cell table:number-columns-repeated="16384"/>
        </table:table-row>
        <table:table-row table:number-rows-repeated="11" table:style-name="ro2">
          <table:table-cell table:style-name="ce4"/>
          <table:table-cell table:style-name="ce6"/>
          <table:table-cell table:number-columns-repeated="4" table:style-name="ce5"/>
          <table:table-cell table:number-columns-repeated="13" table:style-name="ce4"/>
          <table:table-cell table:number-columns-repeated="16365" table:style-name="ce5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Noto Sans Mono" svg:font-family="&quot;Noto Sans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Noah Alexiou</meta:initial-creator>
    <dc:creator>Noah Alexiou</dc:creator>
    <meta:creation-date>2024-11-17T17:05:29Z</meta:creation-date>
    <dc:date>2024-11-22T00:32:35Z</dc:date>
    <meta:editing-cycles>16</meta:editing-cycles>
    <meta:editing-duration>PT13263S</meta:editing-duration>
  </office:meta>
</office:document-meta>
</file>